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B0000028F4EFF91952D7F6525.png" manifest:media-type="image/png"/>
  <manifest:file-entry manifest:full-path="Pictures/10000AD70001027C0000DE1B0C0A99B87F99BDCC.svg" manifest:media-type="image/svg+xml"/>
  <manifest:file-entry manifest:full-path="Pictures/1000020100000500000003896F8A38DF749D396B.png" manifest:media-type="image/png"/>
  <manifest:file-entry manifest:full-path="Pictures/10000201000003F800000538185C394C3F7F4BFB.png" manifest:media-type="image/png"/>
  <manifest:file-entry manifest:full-path="Pictures/1000020100000E2E000009C07D97D49BC4CFA40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9c4"/>
    </style:style>
    <style:style style:name="gr1" style:family="graphic" style:parent-style-name="standard" style:list-style-name="L1">
      <style:graphic-properties svg:stroke-width="0.081cm" svg:stroke-color="#1b1b1b" draw:marker-start-width="0.321cm" draw:marker-end-width="0.321cm" draw:fill-color="#e8e3be" draw:opacity="48%" draw:opacity-name="" draw:textarea-horizontal-align="justify" draw:textarea-vertical-align="middle" draw:auto-grow-height="false" fo:min-height="9.495cm" fo:min-width="25.247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893cm"/>
      <style:paragraph-properties style:writing-mode="lr-tb"/>
    </style:style>
    <style:style style:name="gr3" style:family="graphic" style:parent-style-name="standard" style:list-style-name="L1">
      <style:graphic-properties svg:stroke-width="0.081cm" svg:stroke-color="#1b1b1b" draw:marker-start-width="0.321cm" draw:marker-end-width="0.321cm" draw:fill-color="#e8e3be" draw:opacity="48%" draw:opacity-name="" draw:textarea-horizontal-align="justify" draw:textarea-vertical-align="middle" draw:auto-grow-height="false" fo:min-height="9.495cm" fo:min-width="25.247cm" fo:padding-top="0.165cm" fo:padding-bottom="0.165cm" fo:padding-left="0.29cm" fo:padding-right="0.29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6.735cm, 35.201cm, 14.933cm, 34.731cm)" draw:image-opacity="100%" style:mirror="none"/>
    </style:style>
    <style:style style:name="gr6" style:family="graphic" style:parent-style-name="standard" style:list-style-name="L1">
      <style:graphic-properties svg:stroke-width="0.081cm" svg:stroke-color="#1b1b1b" draw:marker-start-width="0.321cm" draw:marker-end-width="0.321cm" draw:fill-color="#e8e3be" draw:opacity="48%" draw:opacity-name="" draw:textarea-horizontal-align="justify" draw:textarea-vertical-align="middle" draw:auto-grow-height="false" fo:min-height="9.495cm" fo:min-width="25.247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 style:list-style-name="L1">
      <style:graphic-properties svg:stroke-width="0.081cm" svg:stroke-color="#1b1b1b" draw:marker-start-width="0.321cm" draw:marker-end-width="0.321cm" draw:fill-color="#e8e3be" draw:opacity="48%" draw:opacity-name="" draw:textarea-horizontal-align="justify" draw:textarea-vertical-align="middle" draw:auto-grow-height="false" fo:min-height="9.495cm" fo:min-width="25.247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 style:list-style-name="L1">
      <style:graphic-properties svg:stroke-width="0.081cm" svg:stroke-color="#1b1b1b" draw:marker-start-width="0.321cm" draw:marker-end-width="0.321cm" draw:fill-color="#e8e3be" draw:opacity="48%" draw:opacity-name="" draw:textarea-horizontal-align="justify" draw:textarea-vertical-align="middle" draw:auto-grow-height="false" fo:min-height="9.495cm" fo:min-width="25.247cm" fo:padding-top="0.165cm" fo:padding-bottom="0.165cm" fo:padding-left="0.29cm" fo:padding-right="0.29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354cm, 6.477cm, 2.286cm, 5.926cm)" draw:image-opacity="100%" style:mirror="none"/>
    </style:style>
    <style:style style:name="gr10" style:family="graphic" style:parent-style-name="objectwithoutfill">
      <style:graphic-properties draw:stroke="dash" draw:stroke-dash="Dashed_20__28_var_29_" svg:stroke-width="0.353cm" draw:marker-start-width="0.728cm" draw:marker-end="Arrow" draw:marker-end-width="0.828cm" draw:fill="solid" draw:textarea-vertical-align="middle" fo:padding-top="0.3cm" fo:padding-bottom="0.3cm" fo:padding-left="0.425cm" fo:padding-right="0.425cm"/>
    </style:style>
    <style:style style:name="gr11" style:family="graphic" style:parent-style-name="standard">
      <style:graphic-properties svg:stroke-width="0.353cm" draw:marker-start="Arrow" draw:marker-start-width="0.829cm" draw:marker-end="Arrow" draw:marker-end-width="0.829cm" draw:textarea-vertical-align="middle" fo:padding-top="0.301cm" fo:padding-bottom="0.301cm" fo:padding-left="0.426cm" fo:padding-right="0.426cm"/>
    </style:style>
    <style:style style:name="gr12" style:family="graphic" style:parent-style-name="standard">
      <style:graphic-properties draw:stroke="solid" draw:stroke-dash="Line_20_with_20_Fine_20_Dots" svg:stroke-width="0.353cm" draw:marker-start="Arrow" draw:marker-start-width="0.829cm" draw:marker-end="Arrow" draw:marker-end-width="0.829cm" draw:textarea-vertical-align="middle" fo:padding-top="0.301cm" fo:padding-bottom="0.301cm" fo:padding-left="0.426cm" fo:padding-right="0.426cm"/>
    </style:style>
    <style:style style:name="P1" style:family="paragraph">
      <style:paragraph-properties fo:margin-left="11.227cm" fo:margin-right="0cm" fo:margin-top="0.3cm" fo:margin-bottom="0.3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style:font-name-asian="Noto Sans CJK SC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e8e3be" draw:opacity="48%"/>
      <style:paragraph-properties fo:margin-left="11.227cm" fo:margin-right="0cm" fo:margin-top="0.3cm" fo:margin-bottom="0.3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style:font-name-asian="Noto Sans CJK SC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font-size="48pt" style:font-size-asian="48pt" style:font-size-complex="48pt"/>
    </style:style>
    <style:style style:name="P4" style:family="paragraph">
      <loext:graphic-properties draw:fill="none" draw:fill-color="#ffffff"/>
      <style:text-properties fo:font-size="48pt" style:font-size-asian="48pt" style:font-size-complex="48pt"/>
    </style:style>
    <style:style style:name="P5" style:family="paragraph">
      <style:paragraph-properties fo:text-align="center"/>
    </style:style>
    <style:style style:name="P6" style:family="paragraph">
      <style:paragraph-properties fo:margin-left="10.211cm" fo:margin-right="0cm" fo:margin-top="0.3cm" fo:margin-bottom="0.3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style:font-name-asian="Noto Sans CJK SC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/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6pt" fo:font-weight="bold" style:font-size-asian="66pt" style:font-weight-asian="bold" style:font-size-complex="66pt" style:font-weight-complex="bold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5.781cm" svg:height="9.779cm" svg:x="20.296cm" svg:y="2.48cm">
          <text:p text:style-name="P1"><text:span text:style-name="T1"/></text:p>
          <text:p text:style-name="P1"><text:span text:style-name="T2">Front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6.985cm" svg:height="2.143cm" svg:x="31.472cm" svg:y="2.861cm">
          <draw:text-box>
            <text:p text:style-name="P3"><text:span text:style-name="T3">React</text:span></text:p>
          </draw:text-box>
        </draw:frame>
        <draw:frame draw:style-name="gr2" draw:text-style-name="P4" draw:layer="layout" svg:width="6.985cm" svg:height="2.143cm" svg:x="31.481cm" svg:y="2.861cm">
          <draw:text-box>
            <text:p text:style-name="P3"><text:span text:style-name="T3">React</text:span></text:p>
          </draw:text-box>
        </draw:frame>
        <draw:custom-shape draw:style-name="gr3" draw:text-style-name="P2" draw:layer="layout" svg:width="25.781cm" svg:height="9.779cm" svg:x="2.389cm" svg:y="18.228cm">
          <text:p text:style-name="P1"><text:span text:style-name="T1"/></text:p>
          <text:p text:style-name="P1"><text:span text:style-name="T4"/></text:p>
          <text:p text:style-name="P1"><text:span text:style-name="T2">S</text:span><text:span text:style-name="T2">e</text:span><text:span text:style-name="T2">r</text:span><text:span text:style-name="T2">v</text:span><text:span text:style-name="T2">i</text:span><text:span text:style-name="T2">n</text:span><text:span text:style-name="T2">g</text:span></text:p>
          <text:p text:style-name="P1"><text:span text:style-name="T2">f</text:span><text:span text:style-name="T2">r</text:span><text:span text:style-name="T2">o</text:span><text:span text:style-name="T2">n</text:span><text:span text:style-name="T2">t</text:span><text:span text:style-name="T2">e</text:span><text:span text:style-name="T2">n</text:span><text:span text:style-name="T2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6.985cm" svg:height="2.143cm" svg:x="13.565cm" svg:y="18.609cm">
          <draw:text-box>
            <text:p text:style-name="P3"><text:span text:style-name="T3">N</text:span><text:span text:style-name="T3">g</text:span><text:span text:style-name="T3">i</text:span><text:span text:style-name="T3">n</text:span><text:span text:style-name="T3">x</text:span></text:p>
          </draw:text-box>
        </draw:frame>
        <draw:frame draw:style-name="gr4" draw:text-style-name="P5" draw:layer="layout" svg:width="19.869cm" svg:height="13.487cm" svg:x="-1.351cm" svg:y="16.298cm">
          <draw:image xlink:href="Pictures/1000020100000E2E000009C07D97D49BC4CFA404.png" xlink:type="simple" xlink:show="embed" xlink:actuate="onLoad" loext:mime-type="image/png">
            <text:p/>
          </draw:image>
        </draw:frame>
        <draw:frame draw:style-name="gr5" draw:text-style-name="P5" draw:layer="layout" svg:width="9.016cm" svg:height="8.635cm" svg:x="4.04cm" svg:y="18.863cm">
          <draw:image xlink:href="Pictures/1000020100000E2E000009C07D97D49BC4CFA404.png" xlink:type="simple" xlink:show="embed" xlink:actuate="onLoad" loext:mime-type="image/png">
            <text:p/>
          </draw:image>
        </draw:frame>
        <draw:custom-shape draw:style-name="gr6" draw:text-style-name="P2" draw:layer="layout" svg:width="25.781cm" svg:height="9.779cm" svg:x="35.663cm" svg:y="18.228cm">
          <text:p text:style-name="P1"><text:span text:style-name="T1"/></text:p>
          <text:p text:style-name="P1"><text:span text:style-name="T4"/></text:p>
          <text:p text:style-name="P1"><text:span text:style-name="T2">Exposing</text:span></text:p>
          <text:p text:style-name="P1"><text:span text:style-name="T2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6.985cm" svg:height="2.143cm" svg:x="46.839cm" svg:y="18.609cm">
          <draw:text-box>
            <text:p text:style-name="P3"><text:span text:style-name="T3">Nginx</text:span></text:p>
          </draw:text-box>
        </draw:frame>
        <draw:frame draw:style-name="gr5" draw:text-style-name="P5" draw:layer="layout" svg:width="9.016cm" svg:height="8.635cm" svg:x="37.314cm" svg:y="18.863cm">
          <draw:image xlink:href="Pictures/1000020100000E2E000009C07D97D49BC4CFA404.png" xlink:type="simple" xlink:show="embed" xlink:actuate="onLoad" loext:mime-type="image/png">
            <text:p/>
          </draw:image>
        </draw:frame>
        <draw:custom-shape draw:style-name="gr7" draw:text-style-name="P2" draw:layer="layout" svg:width="25.781cm" svg:height="9.779cm" svg:x="35.917cm" svg:y="34.23cm">
          <text:p text:style-name="P1"><text:span text:style-name="T1"/></text:p>
          <text:p text:style-name="P6"><text:span text:style-name="T5">Encryption</text:span></text:p>
          <text:p text:style-name="P6"><text:span text:style-name="T5">program +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8.128cm" svg:height="2.143cm" svg:x="46.204cm" svg:y="34.56cm">
          <draw:text-box>
            <text:p text:style-name="P3"><text:span text:style-name="T3">Flask</text:span></text:p>
          </draw:text-box>
        </draw:frame>
        <draw:frame draw:style-name="gr4" draw:text-style-name="P5" draw:layer="layout" svg:width="6.819cm" svg:height="8.969cm" draw:transform="skewX (-0.000174532925199414) rotate (0.29548424236264) translate (36.432cm 35.683cm)">
          <draw:image xlink:href="Pictures/10000201000003F800000538185C394C3F7F4BFB.png" xlink:type="simple" xlink:show="embed" xlink:actuate="onLoad" loext:mime-type="image/png">
            <text:p/>
          </draw:image>
        </draw:frame>
        <draw:custom-shape draw:style-name="gr8" draw:text-style-name="P2" draw:layer="layout" svg:width="25.781cm" svg:height="9.779cm" svg:x="35.917cm" svg:y="49.47cm">
          <text:p text:style-name="P1"><text:span text:style-name="T1"/></text:p>
          <text:p text:style-name="P1"><text:span text:style-name="T2">D</text:span><text:span text:style-name="T2">a</text:span><text:span text:style-name="T2">t</text:span><text:span text:style-name="T2">a</text:span><text:span text:style-name="T2">b</text:span><text:span text:style-name="T2">a</text:span><text:span text:style-name="T2">s</text:span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6.985cm" svg:height="2.143cm" svg:x="47.093cm" svg:y="49.851cm">
          <draw:text-box>
            <text:p text:style-name="P3"><text:span text:style-name="T3">Redis</text:span></text:p>
          </draw:text-box>
        </draw:frame>
        <draw:frame draw:style-name="gr4" draw:text-style-name="P5" draw:layer="layout" svg:width="8.849cm" svg:height="7.604cm" svg:x="37.314cm" svg:y="50.375cm">
          <draw:image xlink:href="Pictures/10000AD70001027C0000DE1B0C0A99B87F99BDCC.svg" xlink:type="simple" xlink:show="embed" xlink:actuate="onLoad" loext:mime-type="image/svg+xml">
            <text:p/>
          </draw:image>
          <draw:image xlink:href="Pictures/10000201000002FB0000028F4EFF91952D7F6525.png" xlink:type="simple" xlink:show="embed" xlink:actuate="onLoad" loext:mime-type="image/png"/>
        </draw:frame>
        <draw:frame draw:style-name="gr9" draw:text-style-name="P5" draw:layer="layout" svg:width="9.602cm" svg:height="8.636cm" svg:x="21.185cm" svg:y="2.988cm">
          <draw:image xlink:href="Pictures/1000020100000500000003896F8A38DF749D396B.png" xlink:type="simple" xlink:show="embed" xlink:actuate="onLoad" loext:mime-type="image/png">
            <text:p/>
          </draw:image>
        </draw:frame>
        <draw:line draw:style-name="gr10" draw:text-style-name="P7" draw:layer="layout" svg:x1="16.359cm" svg:y1="17.72cm" svg:x2="26.519cm" svg:y2="12.64cm">
          <text:p/>
        </draw:line>
        <draw:line draw:style-name="gr11" draw:text-style-name="P8" draw:layer="layout" svg:x1="41.378cm" svg:y1="12.64cm" svg:x2="49.252cm" svg:y2="17.847cm">
          <text:p/>
        </draw:line>
        <draw:line draw:style-name="gr11" draw:text-style-name="P8" draw:layer="layout" svg:x1="48.998cm" svg:y1="28.515cm" svg:x2="48.998cm" svg:y2="33.087cm">
          <text:p/>
        </draw:line>
        <draw:line draw:style-name="gr12" draw:text-style-name="P8" draw:layer="layout" svg:x1="49.379cm" svg:y1="44.263cm" svg:x2="49.379cm" svg:y2="48.83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draw:stroke-dash draw:name="Long_20_Dash" draw:display-name="Long Dash" draw:style="rect" draw:dots1="1" draw:dots1-length="600%" draw:distance="300%"/>
    <draw:stroke-dash draw:name="Long_20_Dash_20_Dot" draw:display-name="Long Dash Dot" draw:style="rect" draw:dots1="1" draw:dots1-length="600%" draw:dots2="1" draw:dots2-length="1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4.44cm" fo:page-height="61.23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6T16:42:55.203571718</meta:creation-date>
    <dc:date>2020-08-26T17:47:37.488494623</dc:date>
    <meta:editing-duration>PT15M35S</meta:editing-duration>
    <meta:editing-cycles>6</meta:editing-cycles>
    <meta:generator>LibreOffice/6.4.5.2$Linux_X86_64 LibreOffice_project/40$Build-2</meta:generator>
    <meta:document-statistic meta:object-count="21"/>
  </office:meta>
</office:document-meta>
</file>